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9000001DBF6A480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type Corsiva" fo:font-weight="bold" style:font-weight-asian="bold" style:font-name-complex="Monotype Corsiva"/>
    </style:style>
    <style:style style:name="P2" style:family="paragraph" style:parent-style-name="Standard">
      <style:paragraph-properties fo:margin-left="0cm" fo:margin-right="-1.164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-1.164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-1.164cm" fo:text-align="justify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left="0cm" fo:margin-right="-1.164cm" fo:text-align="justify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-1.164cm" fo:text-align="center" style:justify-single-word="false" fo:text-indent="0cm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cm" fo:margin-right="-1.164cm" fo:text-align="justify" style:justify-single-word="false" fo:text-indent="0cm" style:auto-text-indent="false"/>
      <style:text-properties fo:color="#333333" style:font-name="Verdana" fo:font-size="8pt" fo:font-weight="bold" style:font-size-asian="8pt" style:font-weight-asian="bold" style:font-name-complex="Arial" style:font-size-complex="8pt"/>
    </style:style>
    <style:style style:name="P8" style:family="paragraph" style:parent-style-name="Standard">
      <style:paragraph-properties fo:margin-left="0.63cm" fo:margin-right="-1.164cm" fo:line-height="100%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9" style:family="paragraph" style:parent-style-name="Standard">
      <style:paragraph-properties fo:margin-left="-0.635cm" fo:margin-right="-1.164cm" fo:margin-top="0.423cm" fo:margin-bottom="0.423cm" loext:contextual-spacing="false" fo:line-height="100%" fo:text-align="center" style:justify-single-word="false" fo:text-indent="0cm" style:auto-text-indent="false">
        <style:tab-stops>
          <style:tab-stop style:position="8.973cm"/>
        </style:tab-stops>
      </style:paragraph-properties>
    </style:style>
    <style:style style:name="P10" style:family="paragraph" style:parent-style-name="Default">
      <style:paragraph-properties fo:margin-left="0cm" fo:margin-right="-1.164cm" fo:text-align="justify" style:justify-single-word="false" fo:text-indent="0cm" style:auto-text-indent="false"/>
    </style:style>
    <style:style style:name="P11" style:family="paragraph" style:parent-style-name="Default" style:master-page-name="Standard">
      <style:paragraph-properties style:page-number="auto"/>
      <style:text-properties fo:font-weight="bold" style:font-weight-asian="bold"/>
    </style:style>
    <style:style style:name="P12" style:family="paragraph" style:parent-style-name="List_20_Paragraph" style:list-style-name="WW8Num2">
      <style:paragraph-properties fo:margin-left="1.27cm" fo:margin-right="-1.164cm" fo:text-align="justify" style:justify-single-word="false" fo:text-indent="-0.635cm" style:auto-text-indent="false"/>
    </style:style>
    <style:style style:name="P13" style:family="paragraph" style:parent-style-name="List_20_Paragraph" style:list-style-name="WW8Num1">
      <style:paragraph-properties fo:margin-left="1.27cm" fo:margin-right="-1.164cm" fo:text-align="justify" style:justify-single-word="false" fo:text-indent="-0.635cm" style:auto-text-indent="false"/>
    </style:style>
    <style:style style:name="P14" style:family="paragraph" style:parent-style-name="List_20_Paragraph" style:list-style-name="WW8Num2">
      <style:paragraph-properties fo:margin-left="1.27cm" fo:margin-right="-1.164cm" fo:text-align="justify" style:justify-single-word="false" fo:text-indent="-0.635cm" style:auto-text-indent="false"/>
      <style:text-properties fo:font-weight="bold" style:font-weight-asian="bold"/>
    </style:style>
    <style:style style:name="P15" style:family="paragraph" style:parent-style-name="List_20_Paragraph">
      <style:paragraph-properties fo:margin-left="1.27cm" fo:margin-right="-1.164cm" fo:text-align="justify" style:justify-single-word="false" fo:text-indent="0cm" style:auto-text-indent="false"/>
      <style:text-properties fo:font-weight="bold" style:font-weight-asian="bold"/>
    </style:style>
    <style:style style:name="P16" style:family="paragraph" style:parent-style-name="List_20_Paragraph">
      <style:paragraph-properties fo:margin-left="1.27cm" fo:margin-right="-1.164cm" fo:text-align="center" style:justify-single-word="false" fo:text-indent="0cm" style:auto-text-indent="false"/>
      <style:text-properties fo:font-weight="bold" style:font-weight-asian="bold"/>
    </style:style>
    <style:style style:name="P17" style:family="paragraph" style:parent-style-name="List_20_Paragraph">
      <style:paragraph-properties fo:margin-left="0cm" fo:margin-right="-1.164cm" fo:text-align="justify" style:justify-single-word="false" fo:text-indent="0cm" style:auto-text-indent="false"/>
    </style:style>
    <style:style style:name="P18" style:family="paragraph" style:parent-style-name="List_20_Paragraph">
      <style:paragraph-properties fo:margin-left="0cm" fo:margin-right="-1.164cm" fo:text-align="justify" style:justify-single-word="false" fo:text-indent="0cm" style:auto-text-indent="false"/>
      <style:text-properties fo:font-weight="bold" style:font-weight-asian="bold"/>
    </style:style>
    <style:style style:name="P19" style:family="paragraph" style:parent-style-name="List_20_Paragraph">
      <style:paragraph-properties fo:margin-left="0.635cm" fo:margin-right="-1.164cm" fo:text-align="justify" style:justify-single-word="false" fo:text-indent="0cm" style:auto-text-indent="false"/>
      <style:text-properties fo:font-weight="bold" style:font-weight-asian="bold"/>
    </style:style>
    <style:style style:name="P20" style:family="paragraph" style:parent-style-name="Header">
      <style:text-properties style:font-name="Monotype Corsiva" fo:font-weight="bold" style:font-weight-asian="bold" style:font-name-complex="Monotype Corsiva"/>
    </style:style>
    <style:style style:name="P21" style:family="paragraph" style:parent-style-name="Header">
      <style:text-properties style:font-name="Monotype Corsiva" fo:font-weight="bold" style:font-name-asian="Monotype Corsiva" style:font-weight-asian="bold" style:font-name-complex="Monotype Corsiv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Calibri" style:font-weight-asian="bold"/>
    </style:style>
    <style:style style:name="T3" style:family="text">
      <style:text-properties fo:font-weight="bold" style:font-name-asian="Calibri" style:font-weight-asian="bold" style:font-name-complex="Calibri"/>
    </style:style>
    <style:style style:name="T4" style:family="text">
      <style:text-properties style:font-name-asian="Calibri" style:font-name-complex="Calibri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10" style:family="text">
      <style:text-properties style:font-name="Verdana" fo:font-size="8pt" fo:font-weight="bold" style:font-size-asian="8pt" style:font-weight-asian="bold" style:font-name-complex="Arial" style:font-size-complex="8pt"/>
    </style:style>
    <style:style style:name="T11" style:family="text">
      <style:text-properties fo:color="#333333" style:font-name="Verdana" fo:font-size="8pt" fo:font-weight="bold" style:font-size-asian="8pt" style:font-weight-asian="bold" style:font-name-complex="Arial" style:font-size-complex="8pt"/>
    </style:style>
    <style:style style:name="T12" style:family="text">
      <style:text-properties fo:color="#333333" style:font-name="Verdana" fo:font-size="8pt" fo:font-weight="bold" style:font-name-asian="Verdana" style:font-size-asian="8pt" style:font-weight-asian="bold" style:font-name-complex="Verdana" style:font-size-complex="8pt"/>
    </style:style>
    <style:style style:name="T13" style:family="text">
      <style:text-properties style:font-name="Monotype Corsiva" fo:font-weight="bold" style:font-weight-asian="bold" style:font-name-complex="Monotype Corsiva"/>
    </style:style>
    <style:style style:name="T14" style:family="text">
      <style:text-properties style:font-name="Monotype Corsiva" fo:font-weight="bold" style:font-name-asian="Monotype Corsiva" style:font-weight-asian="bold" style:font-name-complex="Monotype Corsiv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<text:span text:style-name="T2"><text:s/></text:span><text:span text:style-name="T6">PRIMERA APROXIMACIÓN A LA ÉTICA DE LA INVESTIGACIÓN PARA LA SOLICITUD DE FONDOS O SUBSIDIOS DESTINADOS A PROGRAMAS O PROYECTOS CIENTÍFICOS </text:span></text:p>
      <text:p text:style-name="P2"/>
      <text:p text:style-name="P5"/>
      <text:p text:style-name="P5">Nombre y Apellido del/ los Responsable/s del Proyecto:</text:p>
      <text:p text:style-name="P5"/>
      <text:p text:style-name="P5">Título del Trabajo de Investigación: “………………………………………………………………………………………”</text:p>
      <text:p text:style-name="P5"/>
      <text:p text:style-name="P5">Institución Financiadora:</text:p>
      <text:p text:style-name="P5"/>
      <text:p text:style-name="P3"><text:span text:style-name="T1">A continuación, tenga la amabilidad de responder -sintéticamente- <text:s/>a las siguientes preguntas generales (marcar con un círculo con tinta o ampliar si fuera necesario), orientadoras <text:s/>del tipo de trabajo a ser llevado a cabo :</text:span></text:p>
      <text:p text:style-name="P5">1) La Investigación … <text:s/></text:p>
      <text:list xml:id="list673735786252967489" text:style-name="WW8Num2">
        <text:list-item>
          <text:p text:style-name="P12"><text:span text:style-name="T1">¿es en/con animales? : <text:s text:c="4"/></text:span><text:span text:style-name="T8">sí</text:span><text:span text:style-name="T1"> <text:s text:c="4"/></text:span><text:span text:style-name="T8">no</text:span><text:span text:style-name="T1"> <text:s text:c="3"/>; <text:s text:c="5"/></text:span></text:p>
        </text:list-item>
        <text:list-item>
          <text:p text:style-name="P12"><text:span text:style-name="T1">¿es en/con seres humanos? : <text:s text:c="4"/></text:span><text:span text:style-name="T8">sí</text:span><text:span text:style-name="T1"> <text:s text:c="3"/></text:span><text:span text:style-name="T8">no</text:span><text:span text:style-name="T1"> <text:s text:c="2"/>;</text:span></text:p>
        </text:list-item>
      </text:list>
      <text:p text:style-name="P15"/>
      <text:list xml:id="list114125865643057" text:continue-numbering="true" text:style-name="WW8Num2">
        <text:list-item>
          <text:p text:style-name="P14">¿involucra situaciones/condiciones medioambientales (contaminación, toxicidad, etc…) : <text:s text:c="5"/></text:p>
        </text:list-item>
      </text:list>
      <text:p text:style-name="P17"><text:span text:style-name="T3"><text:s/></text:span><text:span text:style-name="T8">sí</text:span><text:span text:style-name="T1"> <text:s text:c="3"/></text:span><text:span text:style-name="T8">no</text:span><text:span text:style-name="T1">.</text:span></text:p>
      <text:p text:style-name="P18"/>
      <text:p text:style-name="P5">2) Si la investigación es en/con animales, </text:p>
      <text:p text:style-name="P5"><text:span text:style-name="T4"><text:s text:c="6"/></text:span>a) los mismos son :</text:p>
      <text:p text:style-name="P3"><text:span text:style-name="T3"><text:s text:c="7"/></text:span><text:span text:style-name="T1">- <text:s text:c="5"/>¿vertebrados? : <text:s text:c="4"/></text:span><text:span text:style-name="T8">sí</text:span><text:span text:style-name="T1"> <text:s text:c="4"/></text:span><text:span text:style-name="T8">no</text:span><text:span text:style-name="T1"> <text:s text:c="4"/>ó <text:s text:c="3"/>¿invertebrados? : <text:s text:c="3"/></text:span><text:span text:style-name="T8">sí</text:span><text:span text:style-name="T1"> <text:s text:c="5"/></text:span><text:span text:style-name="T8">no</text:span><text:span text:style-name="T1"> <text:s text:c="4"/>; <text:s text:c="4"/></text:span></text:p>
      <text:p text:style-name="P3"><text:soft-page-break/><text:span text:style-name="T3"><text:s text:c="7"/></text:span><text:span text:style-name="T1">- <text:s text:c="5"/>¿de laboratorio? : <text:s text:c="3"/></text:span><text:span text:style-name="T8">sí </text:span><text:span text:style-name="T1"><text:s text:c="5"/></text:span><text:span text:style-name="T8">no</text:span><text:span text:style-name="T1"> <text:s text:c="2"/>ó <text:s text:c="3"/>¿de producción/granja? : <text:s text:c="3"/></text:span><text:span text:style-name="T8">sí</text:span><text:span text:style-name="T1"> <text:s text:c="4"/></text:span><text:span text:style-name="T8">no</text:span><text:span text:style-name="T1"> <text:s text:c="2"/>; <text:s text:c="2"/></text:span></text:p>
      <text:p text:style-name="P3"><text:span text:style-name="T3"><text:s text:c="7"/></text:span><text:span text:style-name="T1">- <text:s text:c="5"/>¿domésticos? : <text:s text:c="3"/></text:span><text:span text:style-name="T8">sí</text:span><text:span text:style-name="T1"> <text:s text:c="3"/></text:span><text:span text:style-name="T8">no</text:span><text:span text:style-name="T1"> <text:s text:c="3"/>ó <text:s text:c="2"/>¿silvestres? : <text:s text:c="2"/></text:span><text:span text:style-name="T8">sí</text:span><text:span text:style-name="T1"> <text:s text:c="3"/></text:span><text:span text:style-name="T8">no</text:span><text:span text:style-name="T1"> <text:s text:c="4"/></text:span></text:p>
      <text:p text:style-name="P5"><text:span text:style-name="T4"><text:s text:c="6"/></text:span>b) supone manipulaciones que impliquen <text:s/>:</text:p>
      <text:p text:style-name="P4"><text:span text:style-name="T3"><text:s text:c="6"/></text:span><text:span text:style-name="T1">- <text:s text:c="6"/>¿dolor? : <text:s text:c="3"/></text:span><text:span text:style-name="T8">sí</text:span><text:span text:style-name="T1"> <text:s text:c="3"/></text:span><text:span text:style-name="T8">no</text:span><text:span text:style-name="T1"> <text:s text:c="2"/>; <text:s text:c="3"/>¿sufrimiento? : <text:s text:c="3"/></text:span><text:span text:style-name="T8">sí</text:span><text:span text:style-name="T1"> <text:s text:c="4"/></text:span><text:span text:style-name="T8">no</text:span><text:span text:style-name="T1"> <text:s text:c="4"/>ó <text:s text:c="4"/>¿angustia? : <text:s text:c="2"/></text:span><text:span text:style-name="T8">sí </text:span><text:span text:style-name="T1"><text:s text:c="3"/></text:span><text:span text:style-name="T8">no</text:span><text:span text:style-name="T1"> <text:s text:c="2"/>;<text:tab/></text:span></text:p>
      <text:p text:style-name="P5"><text:span text:style-name="T4"><text:s text:c="6"/></text:span>c) implica restricciones/modificaciones de :</text:p>
      <text:p text:style-name="P3"><text:span text:style-name="T3"><text:s text:c="5"/></text:span><text:span text:style-name="T1">- <text:s text:c="6"/>¿alimentos? <text:s text:c="3"/></text:span><text:span text:style-name="T8">sí</text:span><text:span text:style-name="T1"> <text:s text:c="4"/></text:span><text:span text:style-name="T8">no</text:span><text:span text:style-name="T1"> <text:s text:c="2"/>; ¿bebidas? <text:s text:c="3"/></text:span><text:span text:style-name="T8">sí</text:span><text:span text:style-name="T1"> <text:s text:c="3"/></text:span><text:span text:style-name="T8">no</text:span><text:span text:style-name="T1"> <text:s text:c="2"/>ó <text:s/>¿condiciones de alojamiento? <text:s text:c="2"/></text:span><text:span text:style-name="T8">sí </text:span><text:span text:style-name="T1"><text:s text:c="3"/></text:span><text:span text:style-name="T8">no</text:span><text:span text:style-name="T1"> ;</text:span></text:p>
      <text:p text:style-name="P3"><text:span text:style-name="T3"><text:s text:c="5"/></text:span><text:span text:style-name="T1">d) ¿está planteado el alojamiento donde se mantendrán durante el procedimiento? </text:span><text:span text:style-name="T8">sí <text:s/></text:span><text:span text:style-name="T1"><text:s/></text:span><text:span text:style-name="T8">no</text:span><text:span text:style-name="T1">;</text:span></text:p>
      <text:p text:style-name="P5"><text:span text:style-name="T4"><text:s text:c="5"/></text:span>e) existen otros métodos alternativos que, para alcanzar el mismo objetivo :</text:p>
      <text:p text:style-name="P3"><text:span text:style-name="T3"><text:s text:c="5"/></text:span><text:span text:style-name="T1">- <text:s text:c="6"/>¿no impliquen la utilización de animales? <text:s text:c="4"/></text:span><text:span text:style-name="T8">sí</text:span><text:span text:style-name="T1"> <text:s text:c="4"/></text:span><text:span text:style-name="T8">no</text:span><text:span text:style-name="T1"> <text:s text:c="2"/>;</text:span></text:p>
      <text:p text:style-name="P3"><text:span text:style-name="T3"><text:s text:c="5"/></text:span><text:span text:style-name="T1">- <text:s text:c="6"/>¿permitan reducir el número a utilizar? : <text:s text:c="5"/></text:span><text:span text:style-name="T8">sí</text:span><text:span text:style-name="T1"> <text:s text:c="4"/></text:span><text:span text:style-name="T8">no</text:span><text:span text:style-name="T1"> <text:s text:c="3"/>ó</text:span></text:p>
      <text:p text:style-name="P3"><text:span text:style-name="T3"><text:s text:c="5"/></text:span><text:span text:style-name="T1">- <text:s text:c="7"/>¿comporten un menor grado de padecimiento? : <text:s text:c="5"/></text:span><text:span text:style-name="T8">sí</text:span><text:span text:style-name="T1"> <text:s text:c="4"/></text:span><text:span text:style-name="T8">no</text:span><text:span text:style-name="T1"> <text:s text:c="4"/>; <text:s text:c="4"/></text:span></text:p>
      <text:p text:style-name="P5"><text:span text:style-name="T4"><text:s text:c="4"/></text:span>f) ¿existe un protocolo de supervisión para averiguar/detectar el posible <text:s/>dolor / </text:p>
      <text:p text:style-name="P3"><text:span text:style-name="T3"><text:s text:c="10"/></text:span><text:span text:style-name="T1">sufrimiento / angustia? : <text:s/></text:span><text:span text:style-name="T8">sí</text:span><text:span text:style-name="T1"> <text:s text:c="3"/></text:span><text:span text:style-name="T8">no</text:span><text:span text:style-name="T1"> <text:s text:c="2"/>y <text:s/>¿hay personas encargadas de aplicarlo? : <text:s text:c="3"/></text:span><text:span text:style-name="T8">sí</text:span><text:span text:style-name="T1"> <text:s text:c="4"/></text:span><text:span text:style-name="T8">no</text:span><text:span text:style-name="T1"> <text:s/>;</text:span></text:p>
      <text:p text:style-name="P5"><text:span text:style-name="T4"><text:s text:c="4"/></text:span>g) se han previsto :</text:p>
      <text:p text:style-name="P3"><text:span text:style-name="T3"><text:s text:c="4"/></text:span><text:span text:style-name="T1">- <text:s text:c="7"/>¿medidas correctoras para minimizar el sufrimiento? : <text:s text:c="3"/></text:span><text:span text:style-name="T8">sí </text:span><text:span text:style-name="T1"><text:s text:c="4"/></text:span><text:span text:style-name="T8">no</text:span><text:span text:style-name="T1"> <text:s text:c="3"/>y</text:span></text:p>
      <text:p text:style-name="P3"><text:span text:style-name="T3"><text:s text:c="3"/></text:span><text:span text:style-name="T1">- <text:s text:c="8"/>aplicación de : <text:s text:c="3"/>¿analgésicos? : <text:s text:c="3"/></text:span><text:span text:style-name="T8">sí </text:span><text:span text:style-name="T1"><text:s text:c="4"/></text:span><text:span text:style-name="T8">no</text:span><text:span text:style-name="T1"> <text:s text:c="3"/>ó <text:s text:c="3"/>¿anestésicos? : <text:s text:c="3"/></text:span><text:span text:style-name="T8">sí</text:span><text:span text:style-name="T1"> <text:s text:c="3"/></text:span><text:span text:style-name="T8">no</text:span><text:span text:style-name="T1"> <text:s text:c="2"/>;</text:span></text:p>
      <text:p text:style-name="P3"><text:span text:style-name="T3"><text:s text:c="4"/></text:span><text:span text:style-name="T1">h) está pensado : <text:s/>¿mantenerlos con vida? : <text:s text:c="3"/></text:span><text:span text:style-name="T8">sí </text:span><text:span text:style-name="T1"><text:s text:c="4"/></text:span><text:span text:style-name="T8">no</text:span><text:span text:style-name="T1"> <text:s text:c="2"/>ó <text:s text:c="2"/>¿sacrificarlos? : <text:s text:c="3"/></text:span><text:span text:style-name="T8">sí</text:span><text:span text:style-name="T1"> <text:s text:c="4"/></text:span><text:span text:style-name="T8">no</text:span><text:span text:style-name="T1"> <text:s text:c="3"/>;</text:span></text:p>
      <text:p text:style-name="P3"><text:span text:style-name="T3"><text:s text:c="4"/></text:span><text:span text:style-name="T1">i) está decidido/planificado el método eutanásico a utilizar? : <text:s text:c="3"/></text:span><text:span text:style-name="T8">sí</text:span><text:span text:style-name="T1"> <text:s text:c="3"/></text:span><text:span text:style-name="T8">no</text:span><text:span text:style-name="T1">. </text:span></text:p>
      <text:p text:style-name="P5"/>
      <text:p text:style-name="P5"><text:soft-page-break/>3) Si la investigación es en/con seres humanos, </text:p>
      <text:list xml:id="list8735069088984344406" text:style-name="WW8Num1">
        <text:list-item>
          <text:p text:style-name="P13"><text:span text:style-name="T1">¿incluye la realización de encuestas que puedan afectar su intimidad o hagan referencia a aspectos, estrictamente, personales/individuales? : <text:s text:c="8"/></text:span><text:span text:style-name="T8">sí</text:span><text:span text:style-name="T1"> <text:s text:c="9"/></text:span><text:span text:style-name="T8">no</text:span><text:span text:style-name="T1"> <text:s text:c="4"/>;</text:span></text:p>
        </text:list-item>
      </text:list>
      <text:p text:style-name="P19"/>
      <text:list xml:id="list114126308159768" text:continue-numbering="true" text:style-name="WW8Num1">
        <text:list-item>
          <text:p text:style-name="P13"><text:span text:style-name="T1">¿implica la realización de fotos, imágenes (u otros) que puedan afectar su identidad, su moral, que generen discriminación u otras acciones negativas? : <text:s text:c="6"/></text:span><text:span text:style-name="T8">sí</text:span><text:span text:style-name="T1"> <text:s text:c="6"/></text:span><text:span text:style-name="T8">no</text:span><text:span text:style-name="T1"> <text:s text:c="2"/>;</text:span></text:p>
        </text:list-item>
      </text:list>
      <text:p text:style-name="P18"/>
      <text:list xml:id="list114124391501635" text:continue-numbering="true" text:style-name="WW8Num1">
        <text:list-item>
          <text:p text:style-name="P13"><text:span text:style-name="T1">¿se refiere a personas menores de edad, con discapacidad, ancianas o de 3º edad, con padecimientos mentales o integrantes de otras poblaciones /colectividades vulnerables o minoritarios? : <text:s text:c="5"/></text:span><text:span text:style-name="T8">sí</text:span><text:span text:style-name="T1"> <text:s text:c="6"/></text:span><text:span text:style-name="T8">no</text:span><text:span text:style-name="T1"> <text:s text:c="2"/>;</text:span></text:p>
        </text:list-item>
      </text:list>
      <text:p text:style-name="P18"/>
      <text:list xml:id="list114124486318118" text:continue-numbering="true" text:style-name="WW8Num1">
        <text:list-item>
          <text:p text:style-name="P13"><text:span text:style-name="T1">¿está dirigida a grupos humanos, empresas, instituciones, u otras asociaciones que hacen alusión a aspectos reservados, datos confidenciales, patentes o trabajos investigativos muy reservados o, estrictamente, personales/individuales? : <text:s text:c="3"/></text:span><text:span text:style-name="T8">sí</text:span><text:span text:style-name="T1"> <text:s text:c="5"/></text:span><text:span text:style-name="T8">no</text:span><text:span text:style-name="T1">. <text:s text:c="3"/></text:span></text:p>
        </text:list-item>
      </text:list>
      <text:p text:style-name="P18"/>
      <text:p text:style-name="P15"/>
      <text:p text:style-name="P15"/>
      <text:p text:style-name="P16">Firma del Director <text:s text:c="76"/>Firma del Co-Director</text:p>
      <text:p text:style-name="P5"/>
      <text:p text:style-name="P5"/>
      <text:p text:style-name="P5"/>
      <text:p text:style-name="P5"/>
      <text:p text:style-name="P6">Firma de los Becarios</text:p>
      <text:p text:style-name="P5"/>
      <text:p text:style-name="P5"><text:soft-page-break/></text:p>
      <text:p text:style-name="P5"/>
      <text:p text:style-name="P8">Comité de Ética de la Investigación – Secretaría de Planificación</text:p>
      <text:p text:style-name="P8">Enlace rutas 8 y 36 Km 601 – Río Cuarto – Pcia. de Córdoba - Argentina</text:p>
      <text:p text:style-name="P9"><text:span text:style-name="T12"><text:s text:c="6"/></text:span><text:span text:style-name="T11">(</text:span><text:a xlink:type="simple" xlink:href="http://www.unrc.edu.ar/unrc/coedi.html" text:style-name="Internet_20_link" text:visited-style-name="Visited_20_Internet_20_Link"><text:span text:style-name="Internet_20_link"><text:span text:style-name="T10">http://www.unrc.edu.ar/unrc/coedi.html</text:span></text:span></text:a><text:span text:style-name="T11">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es" fo:country="AR" style:font-name-asian="Calibri" style:font-family-asian="Calibri" style:font-family-generic-asian="swiss" style:font-pitch-asian="variable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es" fo:country="AR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WW8Num1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336666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Monotype Corsiva" fo:font-weight="bold" style:font-weight-asian="bold" style:font-name-complex="Monotype Corsiva"/>
    </style:style>
    <style:style style:name="MP2" style:family="paragraph" style:parent-style-name="Header">
      <style:text-properties style:font-name="Monotype Corsiva" fo:font-weight="bold" style:font-name-asian="Monotype Corsiva" style:font-weight-asian="bold" style:font-name-complex="Monotype Corsiva"/>
    </style:style>
    <style:style style:name="MP3" style:family="paragraph" style:parent-style-name="Standard">
      <style:text-properties style:font-name="Monotype Corsiva" fo:font-weight="bold" style:font-weight-asian="bold" style:font-name-complex="Monotype Corsiva"/>
    </style:style>
    <style:style style:name="MT1" style:family="text">
      <style:text-properties style:font-name="Monotype Corsiva" fo:font-weight="bold" style:font-name-asian="Monotype Corsiva" style:font-weight-asian="bold" style:font-name-complex="Monotype Corsiva"/>
    </style:style>
    <style:style style:name="MT2" style:family="text">
      <style:text-properties style:font-name="Monotype Corsiva" fo:font-weight="bold" style:font-weight-asian="bold" style:font-name-complex="Monotype Corsiv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Header"><text:span text:style-name="MT1"><text:s text:c="2"/></text:span><text:span text:style-name="MT2">Universidad Nacional de Río Cuarto</text:span><draw:frame draw:style-name="Mfr1" draw:name="0 Imagen" text:anchor-type="char" svg:x="-2.288cm" svg:y="-0.854cm" svg:width="2.992cm" svg:height="2.078cm" draw:z-index="3"><draw:image xlink:href="Pictures/10000000000002A9000001DBF6A48035.jpg" xlink:type="simple" xlink:show="embed" xlink:actuate="onLoad"/></draw:frame><text:span text:style-name="MT2"> <text:s text:c="8"/></text:span></text:p>
        <text:p text:style-name="Header"><text:span text:style-name="MT2">Comité de Ética de la Investigación <text:s text:c="2"/></text:span></text:p>
        <text:p text:style-name="MP2"><text:s text:c="6"/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bre y Apellido del/ los Responsable/s del Proyecto :</dc:title>
    <meta:initial-creator>Ama</meta:initial-creator>
    <meta:creation-date>2014-06-04T08:29:00</meta:creation-date>
    <dc:creator>Usuario</dc:creator>
    <dc:date>2014-06-04T08:29:00</dc:date>
    <meta:editing-cycles>2</meta:editing-cycles>
    <meta:printed-by>Fernando Mazzone</meta:printed-by>
    <meta:print-date>2015-11-06T11:32:18.850521004</meta:print-date>
    <meta:document-statistic meta:table-count="0" meta:image-count="1" meta:object-count="0" meta:page-count="4" meta:paragraph-count="44" meta:word-count="497" meta:character-count="3646" meta:non-whitespace-character-count="2563"/>
    <meta:generator>LibreOffice/4.4.3.2$Linux_X86_64 LibreOffice_project/40m0$Build-2</meta:generator>
  </office:meta>
</office:document-meta>
</file>